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UAYHUA CALLASI WENSESLA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0905336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8768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HUANCA HUALLA, NANCY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50063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HUAYHUA CALLASI, WENSESLA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7090533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56.1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224.7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24.7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77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6T20:28:1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